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3333in" style:rel-column-width="12614*"/>
    </style:style>
    <style:style style:name="Table1.B" style:family="table-column">
      <style:table-column-properties style:column-width="5.5938in" style:rel-column-width="52921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3333in" style:rel-column-width="12614*"/>
    </style:style>
    <style:style style:name="Table2.B" style:family="table-column">
      <style:table-column-properties style:column-width="5.5938in" style:rel-column-width="52921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3333in" style:rel-column-width="12614*"/>
    </style:style>
    <style:style style:name="Table3.B" style:family="table-column">
      <style:table-column-properties style:column-width="5.5938in" style:rel-column-width="52921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6" style:family="table-row">
      <style:table-row-properties style:min-row-height="0.2493in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1.3333in" style:rel-column-width="12614*"/>
    </style:style>
    <style:style style:name="Table4.B" style:family="table-column">
      <style:table-column-properties style:column-width="5.5938in" style:rel-column-width="52921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6" style:family="table-row">
      <style:table-row-properties style:min-row-height="0.2493in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1.3333in" style:rel-column-width="12614*"/>
    </style:style>
    <style:style style:name="Table5.B" style:family="table-column">
      <style:table-column-properties style:column-width="5.5938in" style:rel-column-width="52921*"/>
    </style:style>
    <style:style style:name="Table5.1" style:family="table-row">
      <style:table-row-properties style:min-row-height="0.2396in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6" style:family="table-row">
      <style:table-row-properties style:min-row-height="0.2493in"/>
    </style:style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1.3333in" style:rel-column-width="12614*"/>
    </style:style>
    <style:style style:name="Table6.B" style:family="table-column">
      <style:table-column-properties style:column-width="5.5938in" style:rel-column-width="52921*"/>
    </style:style>
    <style:style style:name="Table6.1" style:family="table-row">
      <style:table-row-properties style:min-row-height="0.2396in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.6" style:family="table-row">
      <style:table-row-properties style:min-row-height="0.2493in"/>
    </style:style>
    <style:style style:name="P1" style:family="paragraph" style:parent-style-name="Standard">
      <style:paragraph-properties fo:text-align="center" style:justify-single-word="false"/>
      <style:text-properties fo:color="#0000ff" style:font-name="Arial" fo:font-size="22pt" style:text-underline-style="solid" style:text-underline-width="auto" style:text-underline-color="font-color" style:font-size-asian="22pt" style:font-size-complex="22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top="0in" fo:margin-bottom="0in" fo:line-height="100%"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 style:list-style-name="L4">
      <style:text-properties fo:font-weight="normal" style:font-weight-asian="normal" style:font-weight-complex="normal"/>
    </style:style>
    <style:style style:name="P8" style:family="paragraph" style:parent-style-name="Standard" style:list-style-name="L5">
      <style:text-properties fo:font-weight="normal" style:font-weight-asian="normal" style:font-weight-complex="normal"/>
    </style:style>
    <style:style style:name="P9" style:family="paragraph" style:parent-style-name="Standard" style:list-style-name="L6">
      <style:text-properties fo:font-weight="normal" style:font-weight-asian="normal" style:font-weight-complex="normal"/>
    </style:style>
    <style:style style:name="P10" style:family="paragraph" style:parent-style-name="Standard" style:list-style-name="L7">
      <style:text-properties fo:font-weight="normal" style:font-weight-asian="normal" style:font-weight-complex="normal"/>
    </style:style>
    <style:style style:name="P11" style:family="paragraph" style:parent-style-name="Standard" style:list-style-name="L8">
      <style:text-properties fo:font-weight="normal" style:font-weight-asian="normal" style:font-weight-complex="normal"/>
    </style:style>
    <style:style style:name="P12" style:family="paragraph" style:parent-style-name="Standard" style:list-style-name="L9">
      <style:text-properties fo:font-weight="normal" style:font-weight-asian="normal" style:font-weight-complex="normal"/>
    </style:style>
    <style:style style:name="P13" style:family="paragraph" style:parent-style-name="Table_20_Contents" style:list-style-name="L1"/>
    <style:style style:name="P14" style:family="paragraph" style:parent-style-name="Table_20_Contents" style:list-style-name="L2"/>
    <style:style style:name="P15" style:family="paragraph" style:parent-style-name="Table_20_Contents" style:list-style-name="L3"/>
    <style:style style:name="P1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gic Realm Use Cases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UC-01</text:p>
          </table:table-cell>
          <table:table-cell table:style-name="Table1.B1" office:value-type="string">
            <text:p text:style-name="P6">Player Starts The Game</text:p>
          </table:table-cell>
        </table:table-row>
        <table:table-row>
          <table:table-cell table:style-name="Table1.A2" office:value-type="string">
            <text:p text:style-name="P5">Description</text:p>
          </table:table-cell>
          <table:table-cell table:style-name="Table1.B2" office:value-type="string">
            <text:p text:style-name="Table_20_Contents">Player starts the application for the first time and gets ready to play the game</text:p>
          </table:table-cell>
        </table:table-row>
        <table:table-row>
          <table:table-cell table:style-name="Table1.A2" office:value-type="string">
            <text:p text:style-name="P5">Actors</text:p>
          </table:table-cell>
          <table:table-cell table:style-name="Table1.B2" office:value-type="string">
            <text:p text:style-name="Table_20_Contents">One application, one to many individual players waiting to play</text:p>
          </table:table-cell>
        </table:table-row>
        <table:table-row>
          <table:table-cell table:style-name="Table1.A2" office:value-type="string">
            <text:p text:style-name="P5">Starting Condition </text:p>
          </table:table-cell>
          <table:table-cell table:style-name="Table1.B2" office:value-type="string">
            <text:p text:style-name="Table_20_Contents">N/A</text:p>
          </table:table-cell>
        </table:table-row>
        <table:table-row>
          <table:table-cell table:style-name="Table1.A2" office:value-type="string">
            <text:p text:style-name="P5">Main Sequence</text:p>
          </table:table-cell>
          <table:table-cell table:style-name="Table1.B2" office:value-type="string">
            <text:list xml:id="list8599213885893208194" text:style-name="L1">
              <text:list-item>
                <text:p text:style-name="P13">User starts the game application </text:p>
              </text:list-item>
              <text:list-item>
                <text:p text:style-name="P13">System responds with an opening screen, waiting for user input</text:p>
              </text:list-item>
              <text:list-item>
                <text:p text:style-name="P13">User selects to start a new game from the menu provided</text:p>
              </text:list-item>
              <text:list-item>
                <text:p text:style-name="P13">System builds the player listing, board, and player movement options</text:p>
              </text:list-item>
              <text:list-item>
                <text:p text:style-name="P13">User enters player information by clicking on available add button, specifies both the name and class they which to play as</text:p>
              </text:list-item>
              <text:list-item>
                <text:p text:style-name="P13">Step 5 is repeated until the desired amount of players has been meant</text:p>
              </text:list-item>
              <text:list-item>
                <text:p text:style-name="P13">User starts game </text:p>
              </text:list-item>
            </text:list>
          </table:table-cell>
        </table:table-row>
        <table:table-row>
          <table:table-cell table:style-name="Table1.A2" office:value-type="string">
            <text:p text:style-name="P5">Post-Condition</text:p>
          </table:table-cell>
          <table:table-cell table:style-name="Table1.B2" office:value-type="string">
            <text:p text:style-name="Table_20_Contents">Game has started and players begin taking their desired turns</text:p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UC-02</text:p>
          </table:table-cell>
          <table:table-cell table:style-name="Table2.B1" office:value-type="string">
            <text:p text:style-name="P6">Player Attempting To Move To New Clearing</text:p>
          </table:table-cell>
        </table:table-row>
        <table:table-row>
          <table:table-cell table:style-name="Table2.A2" office:value-type="string">
            <text:p text:style-name="P5">Description</text:p>
          </table:table-cell>
          <table:table-cell table:style-name="Table2.B2" office:value-type="string">
            <text:p text:style-name="Table_20_Contents">After game is running, player attempts to move along the board</text:p>
          </table:table-cell>
        </table:table-row>
        <table:table-row>
          <table:table-cell table:style-name="Table2.A2" office:value-type="string">
            <text:p text:style-name="P5">Actors</text:p>
          </table:table-cell>
          <table:table-cell table:style-name="Table2.B2" office:value-type="string">
            <text:p text:style-name="Table_20_Contents">Current player for the turn</text:p>
          </table:table-cell>
        </table:table-row>
        <table:table-row>
          <table:table-cell table:style-name="Table2.A2" office:value-type="string">
            <text:p text:style-name="P5">Starting Condition </text:p>
          </table:table-cell>
          <table:table-cell table:style-name="Table2.B2" office:value-type="string">
            <text:p text:style-name="Table_20_Contents">UC-01 must be meant before this can be carried out</text:p>
          </table:table-cell>
        </table:table-row>
        <table:table-row>
          <table:table-cell table:style-name="Table2.A2" office:value-type="string">
            <text:p text:style-name="P5">Main Sequence</text:p>
          </table:table-cell>
          <table:table-cell table:style-name="Table2.B2" office:value-type="string">
            <text:list xml:id="list8366576646138254076" text:style-name="L2">
              <text:list-item>
                <text:p text:style-name="P14">Current player of the game selects the move option from the available list</text:p>
              </text:list-item>
              <text:list-item>
                <text:p text:style-name="P14">System responds by highlighting all available clearings that connected to there player's connected clearings</text:p>
              </text:list-item>
            </text:list>
            <text:p text:style-name="Table_20_Contents"/>
            <text:p text:style-name="Table_20_Contents"><text:s text:c="6"/><text:span text:style-name="T1">Repeatedly:</text:span></text:p>
            <text:list xml:id="list41515678" text:continue-numbering="true" text:style-name="L2">
              <text:list-item>
                <text:p text:style-name="P14">Player selects a valid area for the character movement</text:p>
              </text:list-item>
              <text:list-item>
                <text:p text:style-name="P14">System checks the area to see if is a valid move for the player</text:p>
              </text:list-item>
              <text:list-item>
                <text:p text:style-name="P14">System records “M-” followed by the clearing name to the player's log</text:p>
              </text:list-item>
              <text:list-item>
                <text:p text:style-name="P14">System moves player to new area, highlighting new connected clearings for the next movement</text:p>
              </text:list-item>
            </text:list>
          </table:table-cell>
        </table:table-row>
        <table:table-row>
          <table:table-cell table:style-name="Table2.A2" office:value-type="string">
            <text:p text:style-name="P5">Post-Condition</text:p>
          </table:table-cell>
          <table:table-cell table:style-name="Table2.B2" office:value-type="string">
            <text:p text:style-name="Table_20_Contents">Player has moved their current clearing to the new clearing</text:p>
          </table:table-cell>
        </table:table-row>
        <table:table-row>
          <table:table-cell table:style-name="Table2.A2" office:value-type="string">
            <text:p text:style-name="P4">Alternative Scenarios</text:p>
          </table:table-cell>
          <table:table-cell table:style-name="Table2.B2" office:value-type="string">
            <text:list xml:id="list2313482427758294104" text:style-name="L3">
              <text:list-item>
                <text:p text:style-name="P15">The player might at any point select to cancel the movement action by selecting another action from the ones provided</text:p>
              </text:list-item>
              <text:list-item>
                <text:p text:style-name="P15">Player may not actually move from their current clearing as they can move back and forth in between tiles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6">UC-03</text:p>
          </table:table-cell>
          <table:table-cell table:style-name="Table3.B1" office:value-type="string">
            <text:p text:style-name="P6">Player Attempts To Hide In Current Clearing</text:p>
          </table:table-cell>
        </table:table-row>
        <table:table-row>
          <table:table-cell table:style-name="Table3.A2" office:value-type="string">
            <text:p text:style-name="P5">Description</text:p>
          </table:table-cell>
          <table:table-cell table:style-name="Table3.B2" office:value-type="string">
            <text:p text:style-name="Table_20_Contents">During the current player's turn they attempt to hide for their turn</text:p>
          </table:table-cell>
        </table:table-row>
        <table:table-row>
          <table:table-cell table:style-name="Table3.A2" office:value-type="string">
            <text:p text:style-name="P5">Actors</text:p>
          </table:table-cell>
          <table:table-cell table:style-name="Table3.B2" office:value-type="string">
            <text:p text:style-name="Table_20_Contents">Current player for the turn</text:p>
          </table:table-cell>
        </table:table-row>
        <table:table-row>
          <table:table-cell table:style-name="Table3.A2" office:value-type="string">
            <text:p text:style-name="P5">Starting Condition </text:p>
          </table:table-cell>
          <table:table-cell table:style-name="Table3.B2" office:value-type="string">
            <text:p text:style-name="Table_20_Contents">UC-01 must be meant before this can be carried out</text:p>
          </table:table-cell>
        </table:table-row>
        <table:table-row>
          <table:table-cell table:style-name="Table3.A2" office:value-type="string">
            <text:p text:style-name="P5">Main Sequence</text:p>
          </table:table-cell>
          <table:table-cell table:style-name="Table3.B2" office:value-type="string">
            <text:list xml:id="list5333643439799370776" text:style-name="L4">
              <text:list-item>
                <text:p text:style-name="P7">User starts their turn and is unhidden if the are currently hidden</text:p>
              </text:list-item>
              <text:list-item>
                <text:p text:style-name="P7">User selects hide from the available list of commands available</text:p>
              </text:list-item>
              <text:list-item>
                <text:p text:style-name="P7">System generates value to determine if player becomes hidden</text:p>
              </text:list-item>
            </text:list>
            <text:list xml:id="list3295934322840084938" text:style-name="L5">
              <text:list-item>
                <text:p text:style-name="P8">If player becomes hidden, their tile becomes green until they become unhidden from another means</text:p>
              </text:list-item>
              <text:list-item>
                <text:p text:style-name="P8">If player stays unhidden then their tile will remain the same</text:p>
              </text:list-item>
            </text:list>
          </table:table-cell>
        </table:table-row>
        <table:table-row table:style-name="Table3.6">
          <table:table-cell table:style-name="Table3.A2" office:value-type="string">
            <text:p text:style-name="P5">Post-Condition</text:p>
          </table:table-cell>
          <table:table-cell table:style-name="Table3.B2" office:value-type="string">
            <text:p text:style-name="Table_20_Contents">Player has been hidden based on the result from the system</text:p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UC-04</text:p>
          </table:table-cell>
          <table:table-cell table:style-name="Table4.B1" office:value-type="string">
            <text:p text:style-name="P6">Treasure Searching And Looting </text:p>
          </table:table-cell>
        </table:table-row>
        <table:table-row>
          <table:table-cell table:style-name="Table4.A2" office:value-type="string">
            <text:p text:style-name="P5">Description</text:p>
          </table:table-cell>
          <table:table-cell table:style-name="Table4.B2" office:value-type="string">
            <text:p text:style-name="Table_20_Contents">During the player's turn they search and/or loot the current clearing they are in</text:p>
          </table:table-cell>
        </table:table-row>
        <table:table-row>
          <table:table-cell table:style-name="Table4.A2" office:value-type="string">
            <text:p text:style-name="P5">Actors</text:p>
          </table:table-cell>
          <table:table-cell table:style-name="Table4.B2" office:value-type="string">
            <text:p text:style-name="Table_20_Contents">Current player for the turn</text:p>
          </table:table-cell>
        </table:table-row>
        <table:table-row>
          <table:table-cell table:style-name="Table4.A2" office:value-type="string">
            <text:p text:style-name="P5">Starting Condition </text:p>
          </table:table-cell>
          <table:table-cell table:style-name="Table4.B2" office:value-type="string">
            <text:p text:style-name="Table_20_Contents">UC-01 must be met before this can be carried out</text:p>
          </table:table-cell>
        </table:table-row>
        <table:table-row>
          <table:table-cell table:style-name="Table4.A2" office:value-type="string">
            <text:p text:style-name="P5">Main Sequence</text:p>
          </table:table-cell>
          <table:table-cell table:style-name="Table4.B2" office:value-type="string">
            <text:list xml:id="list6530630291018859730" text:style-name="L6">
              <text:list-item>
                <text:p text:style-name="P9">User starts their turn</text:p>
              </text:list-item>
              <text:list-item>
                <text:p text:style-name="P9">User selects the search option from the list of commands </text:p>
              </text:list-item>
              <text:list-item>
                <text:p text:style-name="P9">System responds with dialogue with available options for searching</text:p>
              </text:list-item>
              <text:list-item>
                <text:p text:style-name="P9">User selects to either search or loot from the clearing</text:p>
              </text:list-item>
            </text:list>
            <text:list xml:id="list8161916396867608298" text:style-name="L7">
              <text:list-item>
                <text:p text:style-name="P10">If user selects to search clearing, system searches the player's clearing, giving the player access to the hidden items if they are found</text:p>
              </text:list-item>
              <text:list-item>
                <text:p text:style-name="P10">If user selects loot, the player loots the available treasure and adds it to their current collection</text:p>
              </text:list-item>
            </text:list>
          </table:table-cell>
        </table:table-row>
        <table:table-row table:style-name="Table4.6">
          <table:table-cell table:style-name="Table4.A2" office:value-type="string">
            <text:p text:style-name="P5">Post-Condition</text:p>
          </table:table-cell>
          <table:table-cell table:style-name="Table4.B2" office:value-type="string">
            <text:p text:style-name="Table_20_Contents">Player has searched the area and may have new treasures added <text:s/>to their inventory</text:p>
          </table:table-cell>
        </table:table-row>
      </table:table>
      <text:p text:style-name="P3"/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">UC-05</text:p>
          </table:table-cell>
          <table:table-cell table:style-name="Table5.B1" office:value-type="string">
            <text:p text:style-name="P6">Displaying Detailed Character Sheet</text:p>
          </table:table-cell>
        </table:table-row>
        <table:table-row>
          <table:table-cell table:style-name="Table5.A2" office:value-type="string">
            <text:p text:style-name="P5">Description</text:p>
          </table:table-cell>
          <table:table-cell table:style-name="Table5.B2" office:value-type="string">
            <text:p text:style-name="Table_20_Contents">Steps for displaying the character sheet for the selected player</text:p>
          </table:table-cell>
        </table:table-row>
        <table:table-row>
          <table:table-cell table:style-name="Table5.A2" office:value-type="string">
            <text:p text:style-name="P5">Actors</text:p>
          </table:table-cell>
          <table:table-cell table:style-name="Table5.B2" office:value-type="string">
            <text:p text:style-name="Table_20_Contents">One or more players currently playing the game</text:p>
          </table:table-cell>
        </table:table-row>
        <table:table-row>
          <table:table-cell table:style-name="Table5.A2" office:value-type="string">
            <text:p text:style-name="P5">Starting Condition </text:p>
          </table:table-cell>
          <table:table-cell table:style-name="Table5.B2" office:value-type="string">
            <text:p text:style-name="Table_20_Contents">Application must be ran but the game does not need to have been started.</text:p>
          </table:table-cell>
        </table:table-row>
        <table:table-row>
          <table:table-cell table:style-name="Table5.A2" office:value-type="string">
            <text:p text:style-name="P5">Main Sequence</text:p>
          </table:table-cell>
          <table:table-cell table:style-name="Table5.B2" office:value-type="string">
            <text:list xml:id="list7204891122263342816" text:style-name="L8">
              <text:list-item>
                <text:p text:style-name="P11">User selects a player from the list</text:p>
              </text:list-item>
              <text:list-item>
                <text:p text:style-name="P11">User clicks on the option to show detailed card</text:p>
              </text:list-item>
              <text:list-item>
                <text:p text:style-name="P11">System responds by displaying the character detail sheet for the selected player's class</text:p>
              </text:list-item>
            </text:list>
          </table:table-cell>
        </table:table-row>
        <table:table-row table:style-name="Table5.6">
          <table:table-cell table:style-name="Table5.A2" office:value-type="string">
            <text:p text:style-name="P5">Post-Condition</text:p>
          </table:table-cell>
          <table:table-cell table:style-name="Table5.B2" office:value-type="string">
            <text:p text:style-name="Table_20_Contents">Player detail has been displayed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6">UC-06</text:p>
          </table:table-cell>
          <table:table-cell table:style-name="Table6.B1" office:value-type="string">
            <text:p text:style-name="P6">Player Enters Combat With Another Player</text:p>
          </table:table-cell>
        </table:table-row>
        <table:table-row>
          <table:table-cell table:style-name="Table6.A2" office:value-type="string">
            <text:p text:style-name="P5">Description</text:p>
          </table:table-cell>
          <table:table-cell table:style-name="Table6.B2" office:value-type="string">
            <text:p text:style-name="Table_20_Contents">Steps for conducting combat between a player and another player</text:p>
          </table:table-cell>
        </table:table-row>
        <table:table-row>
          <table:table-cell table:style-name="Table6.A2" office:value-type="string">
            <text:p text:style-name="P5">Actors</text:p>
          </table:table-cell>
          <table:table-cell table:style-name="Table6.B2" office:value-type="string">
            <text:p text:style-name="Table_20_Contents">More than one player currently playing the game</text:p>
          </table:table-cell>
        </table:table-row>
        <table:table-row>
          <table:table-cell table:style-name="Table6.A2" office:value-type="string">
            <text:p text:style-name="P5">Starting Condition </text:p>
          </table:table-cell>
          <table:table-cell table:style-name="Table6.B2" office:value-type="string">
            <text:p text:style-name="Table_20_Contents">UC-01 must be met before this can be carried out and multiple players must be unhidden on the same clearing</text:p>
          </table:table-cell>
        </table:table-row>
        <table:table-row>
          <table:table-cell table:style-name="Table6.A2" office:value-type="string">
            <text:p text:style-name="P5">Main Sequence</text:p>
          </table:table-cell>
          <table:table-cell table:style-name="Table6.B2" office:value-type="string">
            <text:list xml:id="list6261661671665171097" text:style-name="L9">
              <text:list-item>
                <text:p text:style-name="P12">All players have sent their turn and two players are unhidden on the same clearing</text:p>
              </text:list-item>
              <text:list-item>
                <text:p text:style-name="P12">A combat user interface is opened for the players</text:p>
              </text:list-item>
              <text:list-item>
                <text:p text:style-name="P12">The luring phase of combat is initiated</text:p>
                <text:list>
                  <text:list-header>
                    <text:p text:style-name="P12">- Users select which enemies they would like the lure by pressing the enemy buttons in the combat user interface</text:p>
                  </text:list-header>
                </text:list>
              </text:list-item>
              <text:list-item>
                <text:p text:style-name="P12">The charging phase of combat is initiated</text:p>
                <text:list>
                  <text:list-header>
                    <text:p text:style-name="P12">-</text:p>
                  </text:list-header>
                </text:list>
              </text:list-item>
              <text:list-item>
                <text:p text:style-name="P12">The manoeuvres and attack phase of combat is initiated</text:p>
                <text:list>
                  <text:list-header>
                    <text:p text:style-name="P12">- Users select whether or not they would like to thrust, swing, or smash for their attack</text:p>
                    <text:p text:style-name="P12">- Users select whether or not they would like to dodge, duck, or charge for their manoeuvre</text:p>
                  </text:list-header>
                </text:list>
              </text:list-item>
              <text:list-item>
                <text:p text:style-name="P12">Attacking phase is resolved</text:p>
                <text:list>
                  <text:list-header>
                    <text:p text:style-name="P12">- Harm is calculated and applied to users</text:p>
                    <text:p text:style-name="P12">- Fatigue is calculated and applied to users </text:p>
                  </text:list-header>
                </text:list>
              </text:list-item>
              <text:list-item>
                <text:p text:style-name="P12">Steps 3 through 6 are repeated until there is no more than one player in a clearing or nothing happens for 2 rounds</text:p>
                <text:list>
                  <text:list-header>
                    <text:p text:style-name="P12"/>
                  </text:list-header>
                </text:list>
              </text:list-item>
            </text:list>
          </table:table-cell>
        </table:table-row>
        <table:table-row table:style-name="Table6.6">
          <table:table-cell table:style-name="Table6.A2" office:value-type="string">
            <text:p text:style-name="P5">Post-Condition</text:p>
          </table:table-cell>
          <table:table-cell table:style-name="Table6.B2" office:value-type="string">
            <text:p text:style-name="Table_20_Contents">Combat has been resolve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7T16:44:22.46</meta:creation-date>
    <dc:date>2015-02-20T21:34:27.96</dc:date>
    <meta:editing-duration>PT6H56M27S</meta:editing-duration>
    <meta:editing-cycles>31</meta:editing-cycles>
    <meta:generator>OpenOffice/4.0.1$Win32 OpenOffice.org_project/401m5$Build-9714</meta:generator>
    <meta:document-statistic meta:table-count="6" meta:image-count="0" meta:object-count="0" meta:page-count="3" meta:paragraph-count="111" meta:word-count="847" meta:character-count="4893"/>
  </office:meta>
</office:document-meta>
</file>